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61">
      <style:text-properties fo:font-weight="normal" style:font-weight-asian="normal" style:font-weight-complex="normal"/>
    </style:style>
    <style:style style:name="ce25" style:family="table-cell" style:parent-style-name="Default" style:data-style-name="N6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W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Mk. II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30cwt minibus</text:p>
          </table:table-cell>
          <table:table-cell office:value-type="string" calcext:value-type="string">
            <text:p>Road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1" calcext:value-type="float">
            <text:p>31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2T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Alisa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7" calcext:value-type="float">
            <text:p>37</text:p>
          </table:table-cell>
          <table:table-cell office:value-type="string" calcext:value-type="string">
            <text:p>Notably noisy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2T (pneumatic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7T (pneumatic tyres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FC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FB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03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FCX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/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office:value-type="string" calcext:value-type="string">
            <text:p>High capacity for such a short ‘bus, so presume higher density and less space/comfor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Arab FD48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1" calcext:value-type="float">
            <text:p>41</text:p>
          </table:table-cell>
          <table:table-cell office:value-type="string" calcext:value-type="string">
            <text:p>Diesel engined vers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III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ON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(petrol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661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2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uy Arab Mk. I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 Mk. V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4T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28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42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50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60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93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B (coach)</text:p>
          </table:table-cell>
          <table:table-cell office:value-type="string" calcext:value-type="string">
            <text:p>Road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408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415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33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non-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48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55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85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60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4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5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5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6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6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7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7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lvo B9/R / Caetano Levante 2 axle</text:p>
          </table:table-cell>
          <table:table-cell office:value-type="string" calcext:value-type="string">
            <text:p>Road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1" calcext:value-type="float">
            <text:p>10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98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700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70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70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7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09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710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711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712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Howlden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0" calcext:value-type="float">
            <text:p>100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714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5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716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7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27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8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29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30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31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3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4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35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36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elliptical roof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04" calcext:value-type="float">
            <text:p>104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38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0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41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42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43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45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09" calcext:value-type="float">
            <text:p>109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0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1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5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53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4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6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57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58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0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1]" office:value-type="float" office:value="111" calcext:value-type="float">
            <text:p>111</text:p>
          </table:table-cell>
          <table:table-cell/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2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65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66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68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72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76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79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80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82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83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86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87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99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80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80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80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08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49" calcext:value-type="float">
            <text:p>149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81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1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1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81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82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3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3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37]+20" office:value-type="float" office:value="154" calcext:value-type="float">
            <text:p>154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0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43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45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48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49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50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51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54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6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58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5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63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6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65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6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7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68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71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75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80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81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84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85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87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88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89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3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97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53ft-6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164" calcext:value-type="float">
            <text:p>164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99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02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903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906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Gresle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66" calcext:value-type="float">
            <text:p>166</text:p>
          </table:table-cell>
          <table:table-cell office:value-type="string" calcext:value-type="string">
            <text:p>All door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914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915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19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0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2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64ft-5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23]+20" office:value-type="float" office:value="167" calcext:value-type="float">
            <text:p>167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2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925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6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7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928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929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930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933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934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6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37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38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41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42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43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45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46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48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49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53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5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5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5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59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6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65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6]+20" office:value-type="float" office:value="175" calcext:value-type="float">
            <text:p>175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7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8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69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70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1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73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4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77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81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82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83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84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85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1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95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96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97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98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99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1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2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100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1004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Coronatio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table:formula="of:=[.C1005]+25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1006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1007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1008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1009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1010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1011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1012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3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4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1015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1016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1017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1018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1019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1020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1021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1022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1023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24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1025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26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1027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1028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1029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1030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1031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1032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1033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1034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1035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1036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37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38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37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38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5-30T22:52:11.135900929</dc:date>
    <meta:editing-duration>P118DT11H12M22S</meta:editing-duration>
    <meta:editing-cycles>1969</meta:editing-cycles>
    <meta:generator>LibreOffice/7.3.7.2$Linux_X86_64 LibreOffice_project/30$Build-2</meta:generator>
    <dc:creator>James Petts</dc:creator>
    <meta:document-statistic meta:table-count="3" meta:cell-count="6395" meta:object-count="0"/>
  </office:meta>
</office:document-meta>
</file>